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rfc-language-tag="sr-Latn-RS" fo:language="sr" fo:script="Latn" fo:country="RS" officeooo:rsid="00183d71" officeooo:paragraph-rsid="00183d71"/>
    </style:style>
    <style:style style:name="P2" style:family="paragraph" style:parent-style-name="Standard">
      <style:paragraph-properties fo:text-align="center" style:justify-single-word="false"/>
      <style:text-properties officeooo:rsid="00167471" officeooo:paragraph-rsid="00167471"/>
    </style:style>
    <style:style style:name="P3" style:family="paragraph" style:parent-style-name="Standard">
      <style:paragraph-properties fo:text-align="center" style:justify-single-word="false"/>
      <style:text-properties style:rfc-language-tag="sr-Latn-RS" fo:language="sr" fo:script="Latn" fo:country="RS" officeooo:rsid="00167471" officeooo:paragraph-rsid="00167471"/>
    </style:style>
    <style:style style:name="P4" style:family="paragraph" style:parent-style-name="Standard">
      <style:paragraph-properties fo:text-align="justify" style:justify-single-word="false"/>
      <style:text-properties fo:font-size="10pt" style:rfc-language-tag="sr-Latn-RS" fo:language="sr" fo:script="Latn" fo:country="RS" fo:font-weight="bold" officeooo:rsid="001929d6" officeooo:paragraph-rsid="001929d6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paragraph-rsid="001929d6"/>
    </style:style>
    <style:style style:name="P6" style:family="paragraph" style:parent-style-name="Standard">
      <style:paragraph-properties fo:text-align="justify" style:justify-single-word="false"/>
      <style:text-properties officeooo:paragraph-rsid="0019b789"/>
    </style:style>
    <style:style style:name="P7" style:family="paragraph" style:parent-style-name="Text_20_body">
      <style:paragraph-properties fo:text-align="center" style:justify-single-word="false"/>
      <style:text-properties officeooo:paragraph-rsid="00167471"/>
    </style:style>
    <style:style style:name="P8" style:family="paragraph" style:parent-style-name="Text_20_body">
      <style:paragraph-properties fo:margin-top="0in" fo:margin-bottom="0in" loext:contextual-spacing="false" fo:text-align="justify" style:justify-single-word="false"/>
      <style:text-properties officeooo:rsid="001929d6" officeooo:paragraph-rsid="001929d6"/>
    </style:style>
    <style:style style:name="P9" style:family="paragraph" style:parent-style-name="Heading_20_2">
      <style:paragraph-properties fo:text-align="justify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rfc-language-tag="sr-Latn-RS" fo:language="sr" fo:script="Latn" fo:country="RS" officeooo:rsid="00167471" officeooo:paragraph-rsid="00167471"/>
    </style:style>
    <style:style style:name="P11" style:family="paragraph" style:parent-style-name="Standard">
      <style:paragraph-properties fo:text-align="justify" style:justify-single-word="false"/>
      <style:text-properties style:rfc-language-tag="sr-Latn-RS" fo:language="sr" fo:script="Latn" fo:country="RS" fo:font-style="normal" officeooo:rsid="0019b789" officeooo:paragraph-rsid="0019b789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rfc-language-tag="sr-Latn-RS" fo:language="sr" fo:script="Latn" fo:country="RS" officeooo:rsid="0019b789" officeooo:paragraph-rsid="0019b789"/>
    </style:style>
    <style:style style:name="P13" style:family="paragraph" style:parent-style-name="Standard">
      <style:paragraph-properties fo:text-align="justify" style:justify-single-word="false"/>
      <style:text-properties style:rfc-language-tag="sr-Latn-RS" fo:language="sr" fo:script="Latn" fo:country="RS" officeooo:rsid="001b72eb" officeooo:paragraph-rsid="001b72eb"/>
    </style:style>
    <style:style style:name="P14" style:family="paragraph" style:parent-style-name="Standard">
      <style:paragraph-properties fo:text-align="center" style:justify-single-word="false"/>
      <style:text-properties officeooo:rsid="00167471" officeooo:paragraph-rsid="00167471"/>
    </style:style>
    <style:style style:name="P15" style:family="paragraph" style:parent-style-name="Standard">
      <style:paragraph-properties fo:text-align="justify" style:justify-single-word="false"/>
      <style:text-properties officeooo:paragraph-rsid="001b72eb"/>
    </style:style>
    <style:style style:name="P16" style:family="paragraph" style:parent-style-name="Standard">
      <style:paragraph-properties fo:text-align="justify" style:justify-single-word="false"/>
      <style:text-properties officeooo:paragraph-rsid="0019b789"/>
    </style:style>
    <style:style style:name="P17" style:family="paragraph" style:parent-style-name="Standard">
      <style:paragraph-properties fo:text-align="justify" style:justify-single-word="false"/>
      <style:text-properties fo:font-size="14pt" style:rfc-language-tag="sr-Latn-RS" fo:language="sr" fo:script="Latn" fo:country="RS" fo:font-style="normal" fo:font-weight="bold" officeooo:rsid="0019b789" officeooo:paragraph-rsid="0019b789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4pt" style:rfc-language-tag="sr-Latn-RS" fo:language="sr" fo:script="Latn" fo:country="RS" fo:font-weight="bold" officeooo:rsid="001b72eb" officeooo:paragraph-rsid="001b72eb" style:font-size-asian="14pt" style:font-weight-asian="bold" style:font-size-complex="14pt" style:font-weight-complex="bold"/>
    </style:style>
    <style:style style:name="P19" style:family="paragraph" style:parent-style-name="Text_20_body">
      <style:text-properties style:rfc-language-tag="sr-Latn-RS" fo:language="sr" fo:script="Latn" fo:country="RS"/>
    </style:style>
    <style:style style:name="P20" style:family="paragraph" style:parent-style-name="Text_20_body">
      <style:text-properties style:rfc-language-tag="sr-Latn-RS" fo:language="sr" fo:script="Latn" fo:country="RS" officeooo:rsid="00167471" officeooo:paragraph-rsid="00167471"/>
    </style:style>
    <style:style style:name="P21" style:family="paragraph" style:parent-style-name="Text_20_body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183d71" officeooo:paragraph-rsid="00183d71"/>
    </style:style>
    <style:style style:name="P22" style:family="paragraph" style:parent-style-name="Text_20_body" style:list-style-name="L1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183d71" officeooo:paragraph-rsid="00183d71"/>
    </style:style>
    <style:style style:name="P23" style:family="paragraph" style:parent-style-name="Text_20_body">
      <style:paragraph-properties fo:margin-top="0in" fo:margin-bottom="0.0181in" loext:contextual-spacing="false" fo:text-align="justify" style:justify-single-word="false"/>
      <style:text-properties style:rfc-language-tag="sr-Latn-RS" fo:language="sr" fo:script="Latn" fo:country="RS" officeooo:rsid="001929d6" officeooo:paragraph-rsid="001929d6"/>
    </style:style>
    <style:style style:name="P24" style:family="paragraph" style:parent-style-name="Text_20_body">
      <style:paragraph-properties fo:margin-top="0in" fo:margin-bottom="0.0181in" loext:contextual-spacing="false" fo:text-align="justify" style:justify-single-word="false"/>
      <style:text-properties officeooo:paragraph-rsid="00183d71"/>
    </style:style>
    <style:style style:name="P25" style:family="paragraph" style:parent-style-name="Text_20_body" style:list-style-name="L1">
      <style:paragraph-properties fo:margin-top="0in" fo:margin-bottom="0.0181in" loext:contextual-spacing="false" fo:text-align="justify" style:justify-single-word="false"/>
      <style:text-properties officeooo:paragraph-rsid="00183d71"/>
    </style:style>
    <style:style style:name="P26" style:family="paragraph" style:parent-style-name="Text_20_body">
      <style:paragraph-properties fo:margin-top="0in" fo:margin-bottom="0.0181in" loext:contextual-spacing="false" fo:text-align="justify" style:justify-single-word="false"/>
      <style:text-properties fo:font-size="14pt" style:rfc-language-tag="sr-Latn-RS" fo:language="sr" fo:script="Latn" fo:country="RS" fo:font-weight="bold" officeooo:rsid="001929d6" officeooo:paragraph-rsid="001929d6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0pt" style:rfc-language-tag="sr-Latn-RS" fo:language="sr" fo:script="Latn" fo:country="RS" fo:font-weight="bold" officeooo:rsid="001929d6" officeooo:paragraph-rsid="001929d6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1929d6" officeooo:paragraph-rsid="001d1421"/>
    </style:style>
    <style:style style:name="P29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1ebf4b" officeooo:paragraph-rsid="001ebf4b"/>
    </style:style>
    <style:style style:name="P30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1f1974" officeooo:paragraph-rsid="001f1974"/>
    </style:style>
    <style:style style:name="P31" style:family="paragraph" style:parent-style-name="Text_20_body">
      <style:paragraph-properties fo:margin-top="0in" fo:margin-bottom="0in" loext:contextual-spacing="false" fo:text-align="justify" style:justify-single-word="false"/>
      <style:text-properties style:rfc-language-tag="sr-Latn-RS" fo:language="sr" fo:script="Latn" fo:country="RS" officeooo:rsid="0020c477" officeooo:paragraph-rsid="0020c477"/>
    </style:style>
    <style:style style:name="P32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1ebf4b"/>
    </style:style>
    <style:style style:name="P33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20c477"/>
    </style:style>
    <style:style style:name="P34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1eaf9e"/>
    </style:style>
    <style:style style:name="P35" style:family="paragraph" style:parent-style-name="Text_20_body">
      <style:paragraph-properties fo:margin-top="0in" fo:margin-bottom="0in" loext:contextual-spacing="false" fo:text-align="justify" style:justify-single-word="false"/>
      <style:text-properties officeooo:paragraph-rsid="001f1974"/>
    </style:style>
    <style:style style:name="P36" style:family="paragraph" style:parent-style-name="Text_20_body">
      <style:paragraph-properties fo:margin-top="0in" fo:margin-bottom="0in" loext:contextual-spacing="false" fo:text-align="justify" style:justify-single-word="false"/>
      <style:text-properties officeooo:rsid="001d1421" officeooo:paragraph-rsid="001d1421"/>
    </style:style>
    <style:style style:name="P37" style:family="paragraph" style:parent-style-name="Text_20_body">
      <style:paragraph-properties fo:margin-top="0in" fo:margin-bottom="0in" loext:contextual-spacing="false" fo:text-align="justify" style:justify-single-word="false"/>
      <style:text-properties officeooo:rsid="001eaf9e" officeooo:paragraph-rsid="001eaf9e"/>
    </style:style>
    <style:style style:name="P38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4pt" fo:font-weight="bold" officeooo:rsid="001d1421" officeooo:paragraph-rsid="001d1421" style:font-size-asian="14pt" style:font-weight-asian="bold" style:font-size-complex="14pt" style:font-weight-complex="bold"/>
    </style:style>
    <style:style style:name="P39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4pt" fo:font-weight="bold" officeooo:rsid="001eaf9e" officeooo:paragraph-rsid="001eaf9e" style:font-size-asian="14pt" style:font-weight-asian="bold" style:font-size-complex="14pt" style:font-weight-complex="bold"/>
    </style:style>
    <style:style style:name="P40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4pt" style:rfc-language-tag="sr-Latn-RS" fo:language="sr" fo:script="Latn" fo:country="RS" fo:font-weight="bold" officeooo:rsid="001ebf4b" officeooo:paragraph-rsid="001ebf4b" style:font-size-asian="14pt" style:font-weight-asian="bold" style:font-size-complex="14pt" style:font-weight-complex="bold"/>
    </style:style>
    <style:style style:name="P41" style:family="paragraph" style:parent-style-name="Text_20_body">
      <style:paragraph-properties fo:margin-top="0in" fo:margin-bottom="0in" loext:contextual-spacing="false" fo:text-align="justify" style:justify-single-word="false"/>
      <style:text-properties fo:font-size="14pt" style:rfc-language-tag="sr-Latn-RS" fo:language="sr" fo:script="Latn" fo:country="RS" fo:font-weight="bold" officeooo:rsid="0020c477" officeooo:paragraph-rsid="0020c477" style:font-size-asian="14pt" style:font-weight-asian="bold" style:font-size-complex="14pt" style:font-weight-complex="bold"/>
    </style:style>
    <style:style style:name="T1" style:family="text">
      <style:text-properties style:rfc-language-tag="sr-Latn-RS" fo:language="sr" fo:script="Latn" fo:country="RS"/>
    </style:style>
    <style:style style:name="T2" style:family="text">
      <style:text-properties style:rfc-language-tag="sr-Latn-RS" fo:language="sr" fo:script="Latn" fo:country="RS" officeooo:rsid="00183d71"/>
    </style:style>
    <style:style style:name="T3" style:family="text">
      <style:text-properties style:rfc-language-tag="sr-Latn-RS" fo:language="sr" fo:script="Latn" fo:country="RS" officeooo:rsid="00167471"/>
    </style:style>
    <style:style style:name="T4" style:family="text">
      <style:text-properties style:rfc-language-tag="sr-Latn-RS" fo:language="sr" fo:script="Latn" fo:country="RS" officeooo:rsid="0019b789"/>
    </style:style>
    <style:style style:name="T5" style:family="text">
      <style:text-properties style:rfc-language-tag="sr-Latn-RS" fo:language="sr" fo:script="Latn" fo:country="RS" fo:font-style="normal" style:font-style-asian="normal" style:font-style-complex="normal"/>
    </style:style>
    <style:style style:name="T6" style:family="text">
      <style:text-properties style:rfc-language-tag="sr-Latn-RS" fo:language="sr" fo:script="Latn" fo:country="RS" fo:font-style="normal" officeooo:rsid="001b72eb" style:font-style-asian="normal" style:font-style-complex="normal"/>
    </style:style>
    <style:style style:name="T7" style:family="text">
      <style:text-properties style:rfc-language-tag="sr-Latn-RS" fo:language="sr" fo:script="Latn" fo:country="RS" fo:font-style="normal" officeooo:rsid="001d1421" style:font-style-asian="normal" style:font-style-complex="normal"/>
    </style:style>
    <style:style style:name="T8" style:family="text">
      <style:text-properties style:rfc-language-tag="sr-Latn-RS" fo:language="sr" fo:script="Latn" fo:country="RS" fo:font-style="normal" officeooo:rsid="0019b789" style:font-style-asian="normal" style:font-style-complex="normal"/>
    </style:style>
    <style:style style:name="T9" style:family="text">
      <style:text-properties style:rfc-language-tag="sr-Latn-RS" fo:language="sr" fo:script="Latn" fo:country="RS" fo:font-style="normal" officeooo:rsid="00216d09" style:font-style-asian="normal" style:font-style-complex="normal"/>
    </style:style>
    <style:style style:name="T10" style:family="text">
      <style:text-properties style:rfc-language-tag="sr-Latn-RS" fo:language="sr" fo:script="Latn" fo:country="RS" fo:font-style="normal" officeooo:rsid="001eaf9e" style:font-style-asian="normal" style:font-style-complex="normal"/>
    </style:style>
    <style:style style:name="T11" style:family="text">
      <style:text-properties style:rfc-language-tag="sr-Latn-RS" fo:language="sr" fo:script="Latn" fo:country="RS" fo:font-style="italic" style:font-style-asian="italic" style:font-style-complex="italic"/>
    </style:style>
    <style:style style:name="T12" style:family="text">
      <style:text-properties style:rfc-language-tag="sr-Latn-RS" fo:language="sr" fo:script="Latn" fo:country="RS" fo:font-style="italic" officeooo:rsid="001b72eb" style:font-style-asian="italic" style:font-style-complex="italic"/>
    </style:style>
    <style:style style:name="T13" style:family="text">
      <style:text-properties style:rfc-language-tag="sr-Latn-RS" fo:language="sr" fo:script="Latn" fo:country="RS" fo:font-style="italic" officeooo:rsid="0019b789" style:font-style-asian="italic" style:font-style-complex="italic"/>
    </style:style>
    <style:style style:name="T14" style:family="text">
      <style:text-properties style:rfc-language-tag="sr-Latn-RS" fo:language="sr" fo:script="Latn" fo:country="RS" fo:font-style="italic" officeooo:rsid="00216d09" style:font-style-asian="italic" style:font-style-complex="italic"/>
    </style:style>
    <style:style style:name="T15" style:family="text">
      <style:text-properties style:rfc-language-tag="sr-Latn-RS" fo:language="sr" fo:script="Latn" fo:country="RS" fo:font-style="italic" officeooo:rsid="001eaf9e" style:font-style-asian="italic" style:font-style-complex="italic"/>
    </style:style>
    <style:style style:name="T16" style:family="text">
      <style:text-properties style:rfc-language-tag="sr-Latn-RS" fo:language="sr" fo:script="Latn" fo:country="RS" fo:font-style="italic" officeooo:rsid="001ebf4b" style:font-style-asian="italic" style:font-style-complex="italic"/>
    </style:style>
    <style:style style:name="T17" style:family="text">
      <style:text-properties style:rfc-language-tag="sr-Latn-RS" fo:language="sr" fo:script="Latn" fo:country="RS" fo:font-style="italic" officeooo:rsid="002313a8" style:font-style-asian="italic" style:font-style-complex="italic"/>
    </style:style>
    <style:style style:name="T18" style:family="text">
      <style:text-properties style:rfc-language-tag="sr-Latn-RS" fo:language="sr" fo:script="Latn" fo:country="RS" fo:font-style="italic" officeooo:rsid="001f1974" style:font-style-asian="italic" style:font-style-complex="italic"/>
    </style:style>
    <style:style style:name="T19" style:family="text">
      <style:text-properties style:rfc-language-tag="sr-Latn-RS" fo:language="sr" fo:script="Latn" fo:country="RS" fo:font-style="italic" officeooo:rsid="0020c477" style:font-style-asian="italic" style:font-style-complex="italic"/>
    </style:style>
    <style:style style:name="T20" style:family="text">
      <style:text-properties style:rfc-language-tag="sr-Latn-RS" fo:language="sr" fo:script="Latn" fo:country="RS" officeooo:rsid="00216d09"/>
    </style:style>
    <style:style style:name="T21" style:family="text">
      <style:text-properties style:rfc-language-tag="sr-Latn-RS" fo:language="sr" fo:script="Latn" fo:country="RS" officeooo:rsid="001eaf9e"/>
    </style:style>
    <style:style style:name="T22" style:family="text">
      <style:text-properties style:rfc-language-tag="sr-Latn-RS" fo:language="sr" fo:script="Latn" fo:country="RS" officeooo:rsid="002313a8"/>
    </style:style>
    <style:style style:name="T23" style:family="text">
      <style:text-properties style:rfc-language-tag="sr-Latn-RS" fo:language="sr" fo:script="Latn" fo:country="RS" officeooo:rsid="001ebf4b"/>
    </style:style>
    <style:style style:name="T24" style:family="text">
      <style:text-properties style:rfc-language-tag="sr-Latn-RS" fo:language="sr" fo:script="Latn" fo:country="RS" officeooo:rsid="001f1974"/>
    </style:style>
    <style:style style:name="T25" style:family="text">
      <style:text-properties style:rfc-language-tag="sr-Latn-RS" fo:language="sr" fo:script="Latn" fo:country="RS" officeooo:rsid="0020c477"/>
    </style:style>
    <style:style style:name="T26" style:family="text">
      <style:text-properties fo:font-size="10pt" style:rfc-language-tag="sr-Latn-RS" fo:language="sr" fo:script="Latn" fo:country="RS" fo:font-weight="bold" officeooo:rsid="001929d6" style:font-size-asian="10pt" style:font-weight-asian="bold" style:font-size-complex="10pt" style:font-weight-complex="bold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fo:language="en" fo:country="US" officeooo:rsid="0019b789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ebf4b" style:font-style-asian="italic" style:font-style-complex="italic"/>
    </style:style>
    <style:style style:name="T31" style:family="text">
      <style:text-properties fo:font-style="italic" officeooo:rsid="002313a8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officeooo:rsid="001b72eb" style:font-style-asian="normal" style:font-style-complex="normal"/>
    </style:style>
    <style:style style:name="T34" style:family="text">
      <style:text-properties officeooo:rsid="001eaf9e"/>
    </style:style>
    <style:style style:name="T35" style:family="text">
      <style:text-properties officeooo:rsid="001ebf4b"/>
    </style:style>
    <style:style style:name="T36" style:family="text">
      <style:text-properties officeooo:rsid="001f1974"/>
    </style:style>
    <style:style style:name="T37" style:family="text">
      <style:text-properties officeooo:rsid="0020c477"/>
    </style:style>
    <style:style style:name="T38" style:family="text">
      <style:text-properties officeooo:rsid="00216d09"/>
    </style:style>
    <style:style style:name="T39" style:family="text">
      <style:text-properties style:font-name="Liberation Sans" fo:font-size="16.1000003814697pt" style:rfc-language-tag="sr-Latn-RS" fo:language="sr" fo:script="Latn" fo:country="RS" fo:font-weight="bold" officeooo:rsid="00216d09" style:font-name-asian="Microsoft YaHei" style:font-size-asian="16.1000003814697pt" style:font-weight-asian="bold" style:font-name-complex="Arial" style:font-size-complex="16.1000003814697pt" style:font-weight-complex="bold"/>
    </style:style>
    <style:style style:name="T40" style:family="text">
      <style:text-properties officeooo:rsid="002313a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zitet u Nišu</text:p>
      <text:p text:style-name="P3">Elektronski fakulte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ubtitle">Studentki projekat</text:p>
      <text:p text:style-name="Title">Byte</text:p>
      <text:p text:style-name="Subtitle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Predmet:</text:p>
      <text:p text:style-name="P20">Veštačka inteligencija</text:p>
      <text:p text:style-name="P19"/>
      <text:p text:style-name="P20">Autori:</text:p>
      <text:p text:style-name="P20">Uroš Aleksandrović</text:p>
      <text:p text:style-name="P20">Anđela Ristić</text:p>
      <text:p text:style-name="P7"><text:span text:style-name="T3">Niš, J</text:span><text:span text:style-name="T2">esenji</text:span><text:span text:style-name="T3"> semestar 2019</text:span></text:p>
      <text:h text:style-name="P9" text:outline-level="2"><text:soft-page-break/><text:span text:style-name="T39">Prva</text:span> faza projekta</text:h>
      <text:p text:style-name="P21">Rok za predaju : 25.11.2019</text:p>
      <text:p text:style-name="P24"><text:span text:style-name="T2">Zadataci </text:span><text:span text:style-name="T20">prve</text:span><text:span text:style-name="T2"> faze su: <text:tab/></text:span></text:p>
      <text:list xml:id="list197076728" text:style-name="L1">
        <text:list-item>
          <text:p text:style-name="P22">Definisanje načina za predstavljanje stanja problema</text:p>
        </text:list-item>
        <text:list-item>
          <text:p text:style-name="P22">Implementacija funkcije za postavljanje početknog stanja na osnovu zadate veličine table</text:p>
        </text:list-item>
        <text:list-item>
          <text:p text:style-name="P22">Implementacija funkcije za testiranje ciljnog stanja (pobede)</text:p>
        </text:list-item>
        <text:list-item>
          <text:p text:style-name="P22">Omogućiti izbor ko će igrati prvi (<text:span text:style-name="T38">č</text:span>ovek ili računar)</text:p>
        </text:list-item>
        <text:list-item>
          <text:p text:style-name="P22">Implementirati funkcije koje obezbeđuju prikaz proizvoljnog stanja problema (igre)</text:p>
        </text:list-item>
        <text:list-item>
          <text:p text:style-name="P22">Realizovati funkcije koje na osnovu zadatog poteza igrača, u obliku (vrsta kolona), omogućavaju:</text:p>
          <text:list>
            <text:list-item>
              <text:p text:style-name="P25"><text:span text:style-name="T2">Proveru da li je potez v</text:span><text:span text:style-name="T20">alidan</text:span></text:p>
            </text:list-item>
            <text:list-item>
              <text:p text:style-name="P22">Ako jeste, promenu prosleđenog stanja problema (igre) odigravanjem poteza</text:p>
            </text:list-item>
          </text:list>
        </text:list-item>
      </text:list>
      <text:p text:style-name="P21"/>
      <text:p text:style-name="P26">1.</text:p>
      <text:p text:style-name="P23"/>
      <text:p text:style-name="P23">Za predstavljanje stanja problema <text:span text:style-name="T38">izabran je</text:span> sledeći šablon:</text:p>
      <text:p text:style-name="P27"><text:tab/><text:tab/><text:tab/>(Red0 ((Vrednost ćelije0) …... <text:s/>(Vrednost ćelijeN-1))</text:p>
      <text:p text:style-name="P27"><text:tab/><text:tab/><text:tab/>.</text:p>
      <text:p text:style-name="P27"><text:tab/><text:tab/><text:tab/>.</text:p>
      <text:p text:style-name="P27"><text:tab/><text:tab/><text:tab/>.</text:p>
      <text:p text:style-name="P27"><text:tab/><text:tab/><text:tab/>RedN-1 (Vrednost ćelije N*(N-1)) ……. (Vrednost ćelije N*N-1))</text:p>
      <text:p text:style-name="P8"><text:span text:style-name="T20">Ovim šablonom početno stanje table 8X8 izgleda:</text:span></text:p>
      <text:p text:style-name="P4"><text:tab/><text:tab/><text:tab/><text:tab/>((A ((-) (-) (-) (-))</text:p>
      <text:p text:style-name="P4"><text:s/><text:tab/><text:tab/><text:tab/><text:tab/>(B ((X) (X) (X) (X))</text:p>
      <text:p text:style-name="P4"><text:s/><text:tab/><text:tab/><text:tab/><text:tab/>(C ((O) (O) (O) (O))</text:p>
      <text:p text:style-name="P5"><text:tab/><text:tab/><text:tab/><text:tab/><text:span text:style-name="T27">(D ((</text:span><text:span text:style-name="T26">X</text:span><text:span text:style-name="T27">) (</text:span><text:span text:style-name="T26">X</text:span><text:span text:style-name="T27">) (</text:span><text:span text:style-name="T26">X</text:span><text:span text:style-name="T27">) (</text:span><text:span text:style-name="T26">X</text:span><text:span text:style-name="T27">))</text:span></text:p>
      <text:p text:style-name="P4"><text:tab/><text:tab/><text:tab/><text:tab/>(E ((O) (O) (O) (O))</text:p>
      <text:p text:style-name="P4"><text:s/><text:tab/><text:tab/><text:tab/><text:tab/>(F ((X) (X) (X) (X))</text:p>
      <text:p text:style-name="P4"><text:s/><text:tab/><text:tab/><text:tab/><text:tab/>(G ((O) (O) (O) (O))</text:p>
      <text:p text:style-name="P4"><text:tab/><text:tab/><text:tab/><text:tab/>(H ((-) (-) (-) (-))))</text:p>
      <text:p text:style-name="P6"><text:span text:style-name="T4">Gde nam se se vrednost ‚–‚</text:span><text:span text:style-name="T28"> , ‘</text:span><text:span text:style-name="T4">X‘ i ‚O‘ </text:span><text:span text:style-name="T28">redom pamte</text:span><text:span text:style-name="T4"> kao konstante i uzimaju oblik </text:span><text:span text:style-name="T28">EMPTY, BLACK I WHITE.</text:span></text:p>
      <text:p text:style-name="P6"><text:span text:style-name="T4">Predstavljen šablon se enkapsulira u strukturu </text:span><text:span text:style-name="T13">state</text:span><text:span text:style-name="T8"> koja osim šablona u svakom trenutku ima podata</text:span><text:span text:style-name="T9">k</text:span><text:span text:style-name="T8"> o </text:span><text:span text:style-name="T9">samoj dimenziji table</text:span><text:span text:style-name="T8">. Ukoliko bude potrebno ova struktura će čuvati i koji je igrač trenutno na potezu kao i koji je potez poslednji odigran.</text:span></text:p>
      <text:p text:style-name="P11"/>
      <text:p text:style-name="P17">2.</text:p>
      <text:p text:style-name="P11"/>
      <text:p text:style-name="P12"><text:span text:style-name="T32">Kako su jedina dva moguća početna stanja igre ona sa tablom </text:span><text:span text:style-name="T33">veličine </text:span><text:span text:style-name="T32">8X8 i 10X10, odlučeno je da se vrednost njihovih šablona čuva u promenljive. Funkcija </text:span><text:span text:style-name="T29">create-initial-state </text:span><text:span text:style-name="T32">uzima traženu veličinu table i za nju vraća instancu strukture </text:span><text:span text:style-name="T29">state </text:span><text:span text:style-name="T32">kojoj odgovara počet</text:span><text:span text:style-name="T33">n</text:span><text:span text:style-name="T32">i šablon i prosleđena dimenzija. </text:span><text:span text:style-name="T33">Početni simboli se nalaze u promenljivama koje se nazivaju InitialState8x8 i InitialState10x10.</text:span></text:p>
      <text:p text:style-name="P12"><text:span text:style-name="T33"/></text:p>
      <text:p text:style-name="P12"><text:span text:style-name="T33"/></text:p>
      <text:p text:style-name="P12"><text:span text:style-name="T33"/></text:p>
      <text:p text:style-name="P12"><text:span text:style-name="T33"/></text:p>
      <text:p text:style-name="P18"><text:soft-page-break/><text:span text:style-name="T32">3.</text:span></text:p>
      <text:p text:style-name="P13"><text:span text:style-name="T32"/></text:p>
      <text:p text:style-name="P15"><text:span text:style-name="T6">Testiranje krajnjeg stanja se rešava veoma jednostavnom funkcijom </text:span><text:span text:style-name="T12">checkFinalState.</text:span><text:span text:style-name="T6"> Ova funkcija prosto prolazi kroz globalnu promenljivu </text:span><text:span text:style-name="T12">FinalStacks</text:span><text:span text:style-name="T6"> </text:span><text:span text:style-name="T7">i pre svega ispituje ukoliko ona ima tri </text:span><text:span text:style-name="T9">ili pet </text:span><text:span text:style-name="T7"><text:s/>elementa </text:span><text:span text:style-name="T9">u zavisnosti od igre koja se igra</text:span><text:span text:style-name="T7">. Ako nema automatski vraća nill a u ostalim slučajevima ispituje koji element je najčešći i njega vraća kao povratnu vrednost. Elementi funkcije mogu biti BLACK ili WHITE. Rezultat funkcije je ustvari odgovor na pitanje da li se došlo do krajneg stanja i ako jeste ko je pobednik. </text:span><text:span text:style-name="T9">Lista </text:span><text:span text:style-name="T14">FinalStacks</text:span><text:span text:style-name="T9"> se proširuje kad god se kompletira stack i skloni sa table.</text:span></text:p>
      <text:p text:style-name="P27"/>
      <text:p text:style-name="P38">4.</text:p>
      <text:p text:style-name="P36"/>
      <text:p text:style-name="P34"><text:span text:style-name="T34">Izbor koji igra</text:span><text:span text:style-name="T21">č igra prvi se svodi na funkciju koja nam kreira instancu strukture </text:span><text:span text:style-name="T15">byteGame. </text:span><text:span text:style-name="T10">Ova struktura ima prvog i drugog igrača pa se n</text:span><text:span text:style-name="T9">a osnovu toga i</text:span><text:span text:style-name="T10"> povlače potezi. Ako se njenom konstruktoru prosledi da prvi igrač bude čovek onda će on početi igru, u obrnutom slučaju kao prvog igrača prosleđujemo računar pa će on </text:span><text:span text:style-name="T9">za</text:span><text:span text:style-name="T10">početi igru.</text:span></text:p>
      <text:p text:style-name="P37"><text:span text:style-name="T5"/></text:p>
      <text:p text:style-name="P39"><text:span text:style-name="T5">5.</text:span></text:p>
      <text:p text:style-name="P28"/>
      <text:p text:style-name="P34">Kod samog prikaza stanja u kome se naša igra nalazi koriste se više manjih funkcije gde svaka ima svoji doprinos. U definisanju strukture, pod opcijom <text:span text:style-name="T29">print-object</text:span> je prosleđena funkcija <text:span text:style-name="T29">print-board</text:span>. Print board je glavna funkcija koja poziva sve ostale i sklapa celu sliku. <text:span text:style-name="T35">Najpre ispiše prvi red koji predstavlja enumeraciju naših kolona. Dalje ulazi u petlju u kojoj za svaki red ponaosob poziva funkciju </text:span><text:span text:style-name="T30">drawRow</text:span><text:span text:style-name="T35">.</text:span></text:p>
      <text:p text:style-name="P32"><text:span text:style-name="T23"><text:s/>./DrawRow – uzima jedan red iz našeg stanja igre i ima za zadatak da ga i</text:span><text:span text:style-name="T22">zcrta</text:span><text:span text:style-name="T23">. Ukoliko je red paran, funkcija mora dodati jedno prazno polje i tako simulirati </text:span><text:span text:style-name="T22">početno </text:span><text:span text:style-name="T23">bel</text:span><text:span text:style-name="T22">o</text:span><text:span text:style-name="T23"> polj</text:span><text:span text:style-name="T22">e</text:span><text:span text:style-name="T23"> na tabli. Pošto se svaki red sastoji ustvari iz tri reda u konzoli potrebna je i funkcija </text:span><text:span text:style-name="T16">drawSingleRow</text:span><text:span text:style-name="T23"> koja se bavi isključivo jednim redom konzole. Kako izgledaju ti redovi zavisi od vrednosti na samim poljima kao i koji </text:span><text:span text:style-name="T22">pojedinačni </text:span><text:span text:style-name="T23">red se posmatra.</text:span></text:p>
      <text:p text:style-name="P29"/>
      <text:p text:style-name="P40">6. a.</text:p>
      <text:p text:style-name="P29"/>
      <text:p text:style-name="P29">Provera da li je potez valjan je ubedljivo najveći poduhvat u prvoj fazi projekta. Samim tim se i najviše funkcija koristi u ovom delu. Kako ovaj dokument nije zamišljen kao detaljno objašnjenje problematike, <text:span text:style-name="T40">s</text:span>pomenuće se najbitniji deo celog procesa.</text:p>
      <text:p text:style-name="P29">Sama procena ukoliko je potez valjan se postiže pozivom funkcije <text:span text:style-name="T29">moveExistp</text:span> koja uzima potez i stanje igre i vraća odgovaraju<text:span text:style-name="T40">ć</text:span>i odgovor. <text:s/><text:span text:style-name="T36">Kako postoje više provera za jedan potez, ova funkcija je razbijena na četri glavne podfunkcije. Potez je valjan samo u slučaju da sve četri funkcije vraćaju pozitivnu vrednost. Na dalje ćemo ukratko opisati svaku od njih:</text:span></text:p>
      <text:p text:style-name="P30"><text:span text:style-name="T29">altitudeCheck</text:span> – proverava da li je potez validan u smislu visine steck-a sa obe strane poteza (početnog i ciljanog stack-a). Takođe vrši proveru da li je zbir visine oba stack-a manji ili jednag broju 8.</text:p>
      <text:p text:style-name="P30"><text:span text:style-name="T29">tileOutOfBoundsp</text:span> – proverava da li je prosleđeno polje u granicama naše table.</text:p>
      <text:p text:style-name="P30"><text:span text:style-name="T31">m</text:span><text:span text:style-name="T29">oveTilesCheckp</text:span> – proverava da li je prosleđeno polje crno ili belo <text:span text:style-name="T40">(</text:span>na koje se ne može odigrati<text:span text:style-name="T40">)</text:span>.</text:p>
      <text:p text:style-name="P35"><text:soft-page-break/><text:span text:style-name="T17">v</text:span><text:span text:style-name="T18">alidTilesForMove</text:span><text:span text:style-name="T24"> – proračunava najbliže stackove suprotne boje, na osnovu toga odlučuje koja </text:span><text:span text:style-name="T22">dijagonalna polja su</text:span><text:span text:style-name="T24"> validna za igru i vraća ih u vidu liste. Na dalje mi ov</text:span><text:span text:style-name="T25">u listu obilazimo da vidimo ukoliko se zadato polje nalazi u njoj.</text:span></text:p>
      <text:p text:style-name="P35"><text:span text:style-name="T25"/></text:p>
      <text:p text:style-name="P41">6. b.</text:p>
      <text:p text:style-name="P31"/>
      <text:p text:style-name="P33"><text:span text:style-name="T25">Promena stanja z</text:span><text:span text:style-name="T22">a</text:span><text:span text:style-name="T25"> p</text:span><text:span text:style-name="T22">rosleđen</text:span><text:span text:style-name="T25"> potez se postiže funkcijom </text:span><text:span text:style-name="T19">alterState</text:span><text:span text:style-name="T25">. Za argumente uzima potez i stanje igre i <text:s/>poziva funkciju </text:span><text:span text:style-name="T19">insertNewTileStack</text:span><text:span text:style-name="T25"> koja menja jedno polje u našem stanju. </text:span><text:span text:style-name="T22">P</text:span><text:span text:style-name="T25">ri prvom pozivu menja se polje na koje se pomeramo i vraća se novi izgled naše table. Na ovaj sada novi izgled table se poziva ista funkcija s tim što joj se prosleđuje ono što ostaje na polju sa kog smo se pomerili. Rezultat je nova tabla sa ažurnim poljim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rfc-language-tag="sr-Latn-RS" fo:language="sr" fo:script="Latn" fo:country="RS" officeooo:rsid="00183d71" officeooo:paragraph-rsid="00183d71"/>
    </style:style>
    <style:page-layout style:name="Mpm1">
      <style:page-layout-properties fo:page-width="8.2701in" fo:page-height="11.6902in" style:num-format="1" style:print-orientation="portrait" fo:margin-top="0.7874in" fo:margin-bottom="0.590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tab/>Izveštaj I faze projekta<text:tab/><text:page-number text:select-page="current">4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3T12:34:24.524000000</meta:creation-date>
    <dc:date>2019-11-23T21:47:26.229000000</dc:date>
    <meta:editing-duration>PT1H13M49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4" meta:paragraph-count="58" meta:word-count="878" meta:character-count="5453" meta:non-whitespace-character-count="4578"/>
  </office:meta>
</office:document-meta>
</file>